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2E70000010C8A0E707B77824F49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cm" svg:height="6.131cm" draw:z-index="0"><draw:image xlink:href="Pictures/10000201000002E70000010C8A0E707B77824F49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30T23:43:36.133847327</meta:creation-date>
    <meta:generator>LibreOffice/6.3.3.2.0$Linux_X86_64 LibreOffice_project/efd344762d9d19af2cac84c1651e18355008a6ed</meta:generator>
    <dc:date>2019-11-30T23:45:13.333224402</dc:date>
    <meta:editing-duration>PT1M3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